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56.65mm" svg:y="7.38mm">
            <loext:p draw:notify-on-update-of-ranges="Sheet1.A2:Sheet1.A50 Sheet1.B1:Sheet1.B1 Sheet1.B2:Sheet1.B50 Sheet1.C1:Sheet1.C1 Sheet1.C2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 table:number-rows-repeated="7">
          <table:table-cell table:style-name="Default"/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shapes>
          <draw:frame draw:z-index="0" draw:style-name="gr1" draw:text-style-name="P1" svg:width="159.99mm" svg:height="89.99mm" svg:x="78.03mm" svg:y="6.57mm">
            <loext:p draw:notify-on-update-of-ranges="Sheet2.A1:Sheet2.A1 Sheet2.A2:Sheet2.A50 Sheet2.B1:Sheet2.B1 Sheet2.B2:Sheet2.B50 Sheet2.C1:Sheet2.C1 Sheet2.C2:Sheet2.C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table:formula="of:=[.C42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table:formula="of:=[.C43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table:formula="of:=[.C45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table:formula="of:=[.C46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table:formula="of:=[.C47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24" calcext:value-type="float">
            <text:p>24</text:p>
          </table:table-cell>
          <table:table-cell table:formula="of:=[.C48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office:value-type="float" office:value="29" calcext:value-type="float">
            <text:p>29</text:p>
          </table:table-cell>
          <table:table-cell table:formula="of:=[.C49]" office:value-type="float" office:value="29" calcext:value-type="float">
            <text:p>2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15:14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49S</meta:editing-duration>
    <meta:editing-cycles>7</meta:editing-cycles>
    <meta:generator>LibreOffice/5.0.3.2$Windows_x86 LibreOffice_project/e5f16313668ac592c1bfb310f4390624e3dbfb75</meta:generator>
    <dc:date>2015-11-30T18:25:25.230000000</dc:date>
    <meta:document-statistic meta:table-count="3" meta:cell-count="30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Burn Up Chart</text:p>
        </chart:title>
        <chart:plot-area chart:style-name="ch3" table:cell-range-address="Sheet1.A1:Sheet1.C50" chart:data-source-has-labels="both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series chart:style-name="ch8" chart:values-cell-range-address="Sheet1.C2:Sheet1.C50" chart:label-cell-address="Sheet1.C1:Sheet1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  <table:table-cell office:value-type="string">
                <text:p>Finis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  <table:table-cell office:value-type="float" office:value="11">
                <text:p>11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Burn Up Chart</text:p>
        </chart:title>
        <chart:plot-area chart:style-name="ch3" table:cell-range-address="Sheet2.A1:Sheet2.C50" chart:data-source-has-labels="both" svg:x="0.32cm" svg:y="1.275cm" svg:width="15.36cm" svg:height="7.545cm">
          <chartooo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Sheet2.A2:Sheet2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50" chart:label-cell-address="Sheet2.B1:Sheet2.B1" chart:class="chart:line">
            <chart:data-point chart:repeated="49"/>
          </chart:series>
          <chart:series chart:style-name="ch8" chart:values-cell-range-address="Sheet2.C2:Sheet2.C50" chart:label-cell-address="Sheet2.C1:Sheet2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2.B1:Sheet2.B1</svg:desc>
                </draw:g>
              </table:table-cell>
              <table:table-cell office:value-type="string">
                <text:p>Finish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2.A2:Sheet2.A50</svg:desc>
                </draw:g>
              </table:table-cell>
              <table:table-cell office:value-type="float" office:value="0">
                <text:p>0</text:p>
                <draw:g>
                  <svg:desc>Sheet2.B2:Sheet2.B50</svg:desc>
                </draw:g>
              </table:table-cell>
              <table:table-cell office:value-type="float" office:value="29">
                <text:p>29</text:p>
                <draw:g>
                  <svg:desc>Sheet2.C2:Sheet2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